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ebfa3" officeooo:paragraph-rsid="001ebfa3"/>
    </style:style>
    <style:style style:name="P2" style:family="paragraph" style:parent-style-name="Text_20_body">
      <style:text-properties officeooo:rsid="00240959" officeooo:paragraph-rsid="002e9c15"/>
    </style:style>
    <style:style style:name="P3" style:family="paragraph" style:parent-style-name="Text_20_body">
      <style:text-properties officeooo:rsid="0028ca07" officeooo:paragraph-rsid="0028ca07"/>
    </style:style>
    <style:style style:name="P4" style:family="paragraph" style:parent-style-name="Text_20_body">
      <style:text-properties officeooo:rsid="0029d519" officeooo:paragraph-rsid="0029d519"/>
    </style:style>
    <style:style style:name="P5" style:family="paragraph" style:parent-style-name="Text_20_body">
      <style:text-properties officeooo:rsid="0034b14a" officeooo:paragraph-rsid="0034b14a"/>
    </style:style>
    <style:style style:name="P6" style:family="paragraph" style:parent-style-name="Text_20_body">
      <style:text-properties officeooo:rsid="0038650c" officeooo:paragraph-rsid="0038650c"/>
    </style:style>
    <style:style style:name="P7" style:family="paragraph" style:parent-style-name="Standard">
      <style:text-properties officeooo:rsid="0012e8de" officeooo:paragraph-rsid="0012e8de"/>
    </style:style>
    <style:style style:name="P8" style:family="paragraph" style:parent-style-name="Standard">
      <style:text-properties officeooo:rsid="00146df6" officeooo:paragraph-rsid="00146df6"/>
    </style:style>
    <style:style style:name="P9" style:family="paragraph" style:parent-style-name="Standard">
      <style:text-properties officeooo:rsid="0014a078" officeooo:paragraph-rsid="0014a078"/>
    </style:style>
    <style:style style:name="P10" style:family="paragraph" style:parent-style-name="Standard">
      <style:text-properties officeooo:paragraph-rsid="0014a078"/>
    </style:style>
    <style:style style:name="P11" style:family="paragraph" style:parent-style-name="Standard" style:list-style-name="L1">
      <style:text-properties officeooo:rsid="00166c5a" officeooo:paragraph-rsid="00166c5a"/>
    </style:style>
    <style:style style:name="P12" style:family="paragraph" style:parent-style-name="Standard">
      <style:text-properties officeooo:rsid="00166c5a" officeooo:paragraph-rsid="00166c5a"/>
    </style:style>
    <style:style style:name="P13" style:family="paragraph" style:parent-style-name="Standard" style:list-style-name="L1">
      <style:text-properties officeooo:rsid="001989c8" officeooo:paragraph-rsid="001989c8"/>
    </style:style>
    <style:style style:name="P14" style:family="paragraph" style:parent-style-name="Standard">
      <style:text-properties officeooo:rsid="001def74" officeooo:paragraph-rsid="001def74"/>
    </style:style>
    <style:style style:name="P15" style:family="paragraph" style:parent-style-name="Standard">
      <style:text-properties officeooo:rsid="001fc2da" officeooo:paragraph-rsid="001fc2da"/>
    </style:style>
    <style:style style:name="P16" style:family="paragraph" style:parent-style-name="Standard" style:list-style-name="L1">
      <style:text-properties officeooo:rsid="00243f44" officeooo:paragraph-rsid="00243f44"/>
    </style:style>
    <style:style style:name="P17" style:family="paragraph" style:parent-style-name="Standard">
      <style:text-properties officeooo:rsid="0029d519" officeooo:paragraph-rsid="0029d519"/>
    </style:style>
    <style:style style:name="P18" style:family="paragraph" style:parent-style-name="Standard">
      <style:text-properties style:text-position="0% 100%" officeooo:rsid="0038e3c9" officeooo:paragraph-rsid="0038e3c9"/>
    </style:style>
    <style:style style:name="P19" style:family="paragraph" style:parent-style-name="Standard">
      <style:text-properties style:text-position="0% 100%" officeooo:rsid="0038e3c9" officeooo:paragraph-rsid="003f0cfa"/>
    </style:style>
    <style:style style:name="P20" style:family="paragraph" style:parent-style-name="Standard">
      <style:text-properties officeooo:rsid="003f0cfa" officeooo:paragraph-rsid="003f0cfa"/>
    </style:style>
    <style:style style:name="P21" style:family="paragraph" style:parent-style-name="Standard">
      <style:text-properties officeooo:rsid="00262769" officeooo:paragraph-rsid="0042a792"/>
    </style:style>
    <style:style style:name="P22" style:family="paragraph" style:parent-style-name="Standard" style:list-style-name="">
      <style:text-properties officeooo:rsid="00262769" officeooo:paragraph-rsid="0042a792"/>
    </style:style>
    <style:style style:name="P23" style:family="paragraph" style:parent-style-name="Standard">
      <style:text-properties officeooo:rsid="0042a792" officeooo:paragraph-rsid="0042a792"/>
    </style:style>
    <style:style style:name="P24" style:family="paragraph" style:parent-style-name="Heading_20_1">
      <style:text-properties officeooo:paragraph-rsid="001abf0f"/>
    </style:style>
    <style:style style:name="P25" style:family="paragraph" style:parent-style-name="Heading_20_1" style:list-style-name=""/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paragraph-properties fo:break-before="page"/>
      <style:text-properties officeooo:rsid="00262769" officeooo:paragraph-rsid="0042a792"/>
    </style:style>
    <style:style style:name="P2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0" style:family="paragraph" style:parent-style-name="Table_20_Contents">
      <style:text-properties officeooo:rsid="003e5823" officeooo:paragraph-rsid="003e5823"/>
    </style:style>
    <style:style style:name="P31" style:family="paragraph" style:parent-style-name="Table_20_Contents">
      <style:text-properties officeooo:rsid="003e5823" officeooo:paragraph-rsid="0042a792"/>
    </style:style>
    <style:style style:name="P32" style:family="paragraph" style:parent-style-name="Table_20_Contents">
      <style:text-properties officeooo:paragraph-rsid="0042a792"/>
    </style:style>
    <style:style style:name="T1" style:family="text">
      <style:text-properties officeooo:rsid="0014a078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def74"/>
    </style:style>
    <style:style style:name="T4" style:family="text">
      <style:text-properties style:text-position="sub 58%" officeooo:rsid="003f0cfa"/>
    </style:style>
    <style:style style:name="T5" style:family="text">
      <style:text-properties officeooo:rsid="001763c6"/>
    </style:style>
    <style:style style:name="T6" style:family="text">
      <style:text-properties officeooo:rsid="0017bb36"/>
    </style:style>
    <style:style style:name="T7" style:family="text">
      <style:text-properties officeooo:rsid="001abf0f"/>
    </style:style>
    <style:style style:name="T8" style:family="text">
      <style:text-properties officeooo:rsid="00262769"/>
    </style:style>
    <style:style style:name="T9" style:family="text">
      <style:text-properties officeooo:rsid="00292161"/>
    </style:style>
    <style:style style:name="T10" style:family="text">
      <style:text-properties officeooo:rsid="002e9c15"/>
    </style:style>
    <style:style style:name="T11" style:family="text">
      <style:text-properties officeooo:rsid="0032a299"/>
    </style:style>
    <style:style style:name="T12" style:family="text">
      <style:text-properties officeooo:rsid="00350cf1"/>
    </style:style>
    <style:style style:name="T13" style:family="text">
      <style:text-properties officeooo:rsid="0036cad2"/>
    </style:style>
    <style:style style:name="T14" style:family="text">
      <style:text-properties officeooo:rsid="003b8ae2"/>
    </style:style>
    <style:style style:name="T15" style:family="text">
      <style:text-properties officeooo:rsid="003e5823"/>
    </style:style>
    <style:style style:name="T16" style:family="text">
      <style:text-properties officeooo:rsid="003f0cfa"/>
    </style:style>
    <style:style style:name="T17" style:family="text">
      <style:text-properties officeooo:rsid="0042a792"/>
    </style:style>
    <style:style style:name="T18" style:family="text">
      <style:text-properties style:text-position="0% 100%"/>
    </style:style>
    <style:style style:name="fr1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Algorithm Testing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Algorithm Testing</text:p>
          </text:index-title>
          <text:p text:style-name="P28"><text:a xlink:type="simple" xlink:href="#__RefHeading___Toc106_141345178" text:style-name="Index_20_Link" text:visited-style-name="Index_20_Link">Algorithm Statistics<text:tab/>2</text:a></text:p>
          <text:p text:style-name="P28"><text:a xlink:type="simple" xlink:href="#__RefHeading___Toc108_141345178" text:style-name="Index_20_Link" text:visited-style-name="Index_20_Link">Variables<text:tab/>2</text:a></text:p>
          <text:p text:style-name="P28"><text:a xlink:type="simple" xlink:href="#__RefHeading___Toc110_141345178" text:style-name="Index_20_Link" text:visited-style-name="Index_20_Link">Algorithms<text:tab/>3</text:a></text:p>
          <text:p text:style-name="P29"><text:a xlink:type="simple" xlink:href="#__RefHeading___Toc112_141345178" text:style-name="Index_20_Link" text:visited-style-name="Index_20_Link">Algorithm 1<text:tab/>3</text:a></text:p>
          <text:p text:style-name="P29"><text:a xlink:type="simple" xlink:href="#__RefHeading___Toc114_141345178" text:style-name="Index_20_Link" text:visited-style-name="Index_20_Link">Algoirthm 2<text:tab/>3</text:a></text:p>
          <text:p text:style-name="P29"><text:a xlink:type="simple" xlink:href="#__RefHeading___Toc116_141345178" text:style-name="Index_20_Link" text:visited-style-name="Index_20_Link">Algorithm 3<text:tab/>3</text:a></text:p>
          <text:p text:style-name="P29"><text:a xlink:type="simple" xlink:href="#__RefHeading___Toc118_141345178" text:style-name="Index_20_Link" text:visited-style-name="Index_20_Link">Algorithm 4<text:tab/>3</text:a></text:p>
          <text:p text:style-name="P28"><text:a xlink:type="simple" xlink:href="#__RefHeading___Toc120_141345178" text:style-name="Index_20_Link" text:visited-style-name="Index_20_Link">Data Collection<text:tab/>4</text:a></text:p>
        </text:index-body>
      </text:table-of-content>
      <text:h text:style-name="P25" text:outline-level="1"/>
      <text:h text:style-name="P26" text:outline-level="1"><text:bookmark-start text:name="__RefHeading___Toc106_141345178"/>Algorithm Statistics<text:bookmark-end text:name="__RefHeading___Toc106_141345178"/></text:h>
      <text:p text:style-name="P7"/>
      <text:p text:style-name="P8">In this paper, we compare the effectiveness of <text:span text:style-name="T8">multiple</text:span> algorithms on their ability to estimate location based on signal strengths<text:span text:style-name="T1"> to nearby beacons.</text:span></text:p>
      <text:h text:style-name="P24" text:outline-level="1"><text:bookmark-start text:name="__RefHeading___Toc108_141345178"/>Variables<text:bookmark-end text:name="__RefHeading___Toc108_141345178"/></text:h>
      <text:p text:style-name="P10"><text:span text:style-name="T7">Let's define the following variables:</text:span></text:p>
      <text:list xml:id="list4082775543" text:style-name="L1">
        <text:list-item>
          <text:p text:style-name="P13">n is the <text:span text:style-name="T7">number of beacons used in the location computation</text:span></text:p>
        </text:list-item>
        <text:list-item>
          <text:p text:style-name="P11">(x<text:span text:style-name="T2">i</text:span>, y<text:span text:style-name="T2">i</text:span>, floor<text:span text:style-name="T2">i</text:span>)<text:span text:style-name="T5"> </text:span>is the position of a nearby beacon</text:p>
          <text:list>
            <text:list-item>
              <text:p text:style-name="P16">1 ≤ i ≤ n</text:p>
            </text:list-item>
          </text:list>
        </text:list-item>
        <text:list-item>
          <text:p text:style-name="P11">R<text:span text:style-name="T3">i</text:span> is the estimated distance <text:span text:style-name="T6">from a beacon based on rssi</text:span></text:p>
        </text:list-item>
        <text:list-item>
          <text:p text:style-name="P11">(x<text:span text:style-name="T2">0</text:span>, y<text:span text:style-name="T2">0</text:span>, floor<text:span text:style-name="T2">0</text:span>) is the estimated position of the testing device (phone) using one of the algorithms</text:p>
        </text:list-item>
      </text:list>
      <text:p text:style-name="P12"/>
      <text:h text:style-name="P25" text:outline-level="1"/>
      <text:h text:style-name="P26" text:outline-level="1"><text:bookmark-start text:name="__RefHeading___Toc110_141345178"/>Algorithms<text:bookmark-end text:name="__RefHeading___Toc110_141345178"/></text:h>
      <text:p text:style-name="P1">In this section, we will define the algorithms used to compute position.</text:p>
      <text:h text:style-name="Heading_20_2" text:outline-level="2"><text:bookmark-start text:name="__RefHeading___Toc112_141345178"/>Algorithm 1<text:bookmark-end text:name="__RefHeading___Toc112_141345178"/></text:h>
      <text:p text:style-name="P9"><text:span text:style-name="T11">This is the algorithm that was first used on the BOSSA platform to compute position. It</text:span> minimize<text:span text:style-name="T11">s</text:span> the following expression:</text:p>
      <text:p text:style-name="P9"/>
      <text:p text:style-name="P9"><draw:frame draw:style-name="fr1" draw:name="Object1" text:anchor-type="as-char" svg:y="-0.2925in" svg:width="1.898in" svg:height="0.466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9"/>
      <text:h text:style-name="Heading_20_2" text:outline-level="2"><text:bookmark-start text:name="__RefHeading___Toc114_141345178"/>Algoirthm 2<text:bookmark-end text:name="__RefHeading___Toc114_141345178"/></text:h>
      <text:p text:style-name="P3">This is the algorithm currently being used on the BOSSA platform. <text:s/><text:span text:style-name="T9">It minimizes the following expression:</text:span></text:p>
      <text:p text:style-name="P14"/>
      <text:p text:style-name="P14"><draw:frame draw:style-name="fr1" draw:name="Object2" text:anchor-type="as-char" svg:y="-0.3102in" svg:width="1.9984in" svg:height="0.483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4"/>
      <text:h text:style-name="Heading_20_2" text:outline-level="2"><text:bookmark-start text:name="__RefHeading___Toc116_141345178"/>Algorithm 3<text:bookmark-end text:name="__RefHeading___Toc116_141345178"/></text:h>
      <text:p text:style-name="P17">Minimize the following expression:</text:p>
      <text:p text:style-name="P15"/>
      <text:p text:style-name="P15"><draw:frame draw:style-name="fr1" draw:name="Object3" text:anchor-type="as-char" svg:y="-0.3102in" svg:width="1.7138in" svg:height="0.5075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5"/>
      <text:h text:style-name="Heading_20_2" text:outline-level="2"><text:bookmark-start text:name="__RefHeading___Toc118_141345178"/>Algorithm 4<text:bookmark-end text:name="__RefHeading___Toc118_141345178"/></text:h>
      <text:p text:style-name="P4">Minimize the following expression:</text:p>
      <text:p text:style-name="P15"/>
      <text:p text:style-name="P15"><draw:frame draw:style-name="fr1" draw:name="Object4" text:anchor-type="as-char" svg:y="-0.2925in" svg:width="1.6126in" svg:height="0.48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5"/>
      <text:h text:style-name="Heading_20_2" text:outline-level="2">Calculating R<text:span text:style-name="T2">i</text:span></text:h>
      <text:p text:style-name="P19"><text:span text:style-name="T16">Recall that R</text:span><text:span text:style-name="T4">i</text:span><text:span text:style-name="T16"> is the estimated distance the testing device is from a beacon. This is calculated using the RSSIs a phone gets from a beacon. More specifically, we use a set of four bins to map RSSI to distance.</text:span></text:p>
      <text:p text:style-name="P19"/>
      <text:p text:style-name="P19"/>
      <text:p text:style-name="P19"/>
      <text:p text:style-name="P19"><text:soft-page-break/></text:p>
      <text:p text:style-name="P19"><text:span text:style-name="T16">For algorithms 1, 3, and 4, we use the following table to convert RSSI to distance:</text:span></text:p>
      <text:p text:style-name="P18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Table_20_Contents"><text:span text:style-name="T15">0 dBm</text:span></text:p>
          </table:table-cell>
          <table:table-cell table:style-name="Table1.A1" office:value-type="string">
            <text:p text:style-name="Table_20_Contents">-<text:span text:style-name="T15">50 dBm</text:span></text:p>
          </table:table-cell>
          <table:table-cell table:style-name="Table1.A1" office:value-type="string">
            <text:p text:style-name="Table_20_Contents">-<text:span text:style-name="T15">60 dBm</text:span></text:p>
          </table:table-cell>
          <table:table-cell table:style-name="Table1.D1" office:value-type="string">
            <text:p text:style-name="Table_20_Contents">-<text:span text:style-name="T15">70 dBm</text:span></text:p>
          </table:table-cell>
        </table:table-row>
        <table:table-row>
          <table:table-cell table:style-name="Table1.A2" office:value-type="string">
            <text:p text:style-name="P30">2 <text:span text:style-name="T16">meters</text:span></text:p>
          </table:table-cell>
          <table:table-cell table:style-name="Table1.A2" office:value-type="string">
            <text:p text:style-name="P30">3 <text:span text:style-name="T16">meters</text:span></text:p>
          </table:table-cell>
          <table:table-cell table:style-name="Table1.A2" office:value-type="string">
            <text:p text:style-name="P30">7 <text:span text:style-name="T16">meters</text:span></text:p>
          </table:table-cell>
          <table:table-cell table:style-name="Table1.D2" office:value-type="string">
            <text:p text:style-name="P30">15 <text:span text:style-name="T16">meters</text:span></text:p>
          </table:table-cell>
        </table:table-row>
      </table:table>
      <text:p text:style-name="P18"/>
      <text:p text:style-name="P20"><text:span text:style-name="T18">For algorithm 2, we use the following table to convert RSSI to distance</text:span></text:p>
      <text:p text:style-name="P20"><text:span text:style-name="T18"/>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32"><text:span text:style-name="T15">0 dBm</text:span></text:p>
          </table:table-cell>
          <table:table-cell table:style-name="Table2.A1" office:value-type="string">
            <text:p text:style-name="P32">-<text:span text:style-name="T15">50 dBm</text:span></text:p>
          </table:table-cell>
          <table:table-cell table:style-name="Table2.A1" office:value-type="string">
            <text:p text:style-name="P32">-<text:span text:style-name="T15">60 dBm</text:span></text:p>
          </table:table-cell>
          <table:table-cell table:style-name="Table2.D1" office:value-type="string">
            <text:p text:style-name="P32">-<text:span text:style-name="T15">70 dBm</text:span></text:p>
          </table:table-cell>
        </table:table-row>
        <table:table-row>
          <table:table-cell table:style-name="Table2.A2" office:value-type="string">
            <text:p text:style-name="P31"><text:span text:style-name="T17">1 meter</text:span></text:p>
          </table:table-cell>
          <table:table-cell table:style-name="Table2.A2" office:value-type="string">
            <text:p text:style-name="P31"><text:span text:style-name="T17">2</text:span> <text:span text:style-name="T16">meters</text:span></text:p>
          </table:table-cell>
          <table:table-cell table:style-name="Table2.A2" office:value-type="string">
            <text:p text:style-name="P31"><text:span text:style-name="T17">5</text:span> <text:span text:style-name="T16">meters</text:span></text:p>
          </table:table-cell>
          <table:table-cell table:style-name="Table2.D2" office:value-type="string">
            <text:p text:style-name="P31"><text:span text:style-name="T17">9 meter</text:span></text:p>
          </table:table-cell>
        </table:table-row>
      </table:table>
      <text:p text:style-name="P21"/>
      <text:p text:style-name="P23">If your average signal strength to a beacon over a period of time is in the range [0, -50), you would be mapped to a distance of two meters for algorithms 1, 3, and 4 and one meter for algorithm 2.</text:p>
      <text:h text:style-name="P22" text:outline-level="1"/>
      <text:h text:style-name="P27" text:outline-level="1"><text:bookmark-start text:name="__RefHeading___Toc120_141345178"/>Data Collection<text:bookmark-end text:name="__RefHeading___Toc120_141345178"/></text:h>
      <text:p text:style-name="P2">In <text:span text:style-name="T8">order to test the effectiveness of the algorithms, we gathered test data from buildings where beacons were deployed. In order to do this, we marked testing positions on a map of the building, used an app to automatically gather signals strengths of nearby beacons for a period of time on a phone, and then run the algorithms over the data collected by the phone.</text:span></text:p>
      <text:p text:style-name="P2"><text:span text:style-name="T10">In this paper, we use two data sets to analyze the algorithms: one data set was collected a few years ago using a different type of beacon while the other was collected this year using an assortment of AXA beacons.</text:span></text:p>
      <text:h text:style-name="Heading_20_1" text:outline-level="1">Comparison</text:h>
      <text:p text:style-name="P5">In order to compare the effectiveness of the algorithms, we will use paried t-tests to show if the error of the location estimates using one algorithm is significantly different from <text:span text:style-name="T12">the estimates of</text:span> another. <text:span text:style-name="T13">Note, t</text:span>he paired t-test requires that the difference between the samples <text:span text:style-name="T13">follows a roughly normal distribution. We will show this using histograms.</text:span></text:p>
      <text:p text:style-name="P6">Create a histogram matrix showing the differences are normal</text:p>
      <text:p text:style-name="P6">Create a matrix showing </text:p>
      <text:h text:style-name="P25" text:outline-level="1"/>
      <text:h text:style-name="P26" text:outline-level="1">Changing Bin Sizes</text:h>
      <text:p text:style-name="P6">In this section, we will tune the bin sizes to fit a particular beacon type. From experimentation, we know that AXA beacons will produce a signal strength of roughly -<text:span text:style-name="T14">60 dBm when you are roughly 1 meter away from the beacon with no obstructions. It’s also not likely that a person would be standing within a meter from a beaco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2:36:08.156000000</meta:creation-date>
    <dc:date>2018-12-17T17:02:32.153000000</dc:date>
    <meta:editing-duration>PT4H25M59S</meta:editing-duration>
    <meta:editing-cycles>50</meta:editing-cycles>
    <meta:generator>LibreOffice/5.4.2.2$Windows_x86 LibreOffice_project/22b09f6418e8c2d508a9eaf86b2399209b0990f4</meta:generator>
    <meta:document-statistic meta:table-count="2" meta:image-count="0" meta:object-count="4" meta:page-count="6" meta:paragraph-count="62" meta:word-count="563" meta:character-count="3129" meta:non-whitespace-character-count="2626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>n</mi>
      </munderover>
      <mfrac>
        <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sub>
                    <mi>y</mi>
                    <mi>i</mi>
                  </msub>
                  <mo stretchy="false">−</mo>
                  <msub>
                    <mi>y</mi>
                    <mn>0</mn>
                  </msub>
                </mrow>
              </mrow>
              <mo fence="true" stretchy="false">)</mo>
            </mrow>
            <mn>2</mn>
          </msup>
          <mo stretchy="false">−</mo>
          <msub>
            <mi>R</mi>
            <mi>i</mi>
          </msub>
        </mrow>
        <msub>
          <mi>R</mi>
          <mi>i</mi>
        </msub>
      </mfrac>
    </mrow>
    <annotation encoding="StarMath 5.0">sum from i = 1 to n { {(x_i - x_0)^2 + (y_i - y_0)^2 - R_i} over {R_i} }</annotation>
  </semantics>
</math>
</file>

<file path=Object 2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>n</mi>
      </munderover>
      <mfrac>
        <mrow>
          <msqrt>
            <mrow>
              <msup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sub>
                        <mi>y</mi>
                        <mi>i</mi>
                      </msub>
                      <mo stretchy="false">−</mo>
                      <msub>
                        <mi>y</mi>
                        <mn>0</mn>
                      </msub>
                    </mrow>
                  </mrow>
                  <mo fence="true" stretchy="false">)</mo>
                </mrow>
                <mn>2</mn>
              </msup>
            </mrow>
          </msqrt>
          <mo stretchy="false">−</mo>
          <msub>
            <mi>R</mi>
            <mi>i</mi>
          </msub>
        </mrow>
        <msub>
          <mi>R</mi>
          <mi>i</mi>
        </msub>
      </mfrac>
    </mrow>
    <annotation encoding="StarMath 5.0">sum from i = 1 to n { {sqrt{(x_i - x_0)^2 + (y_i - y_0)^2} - R_i} over {R_i} }</annotation>
  </semantics>
</math>
</file>

<file path=Object 3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>n</mi>
      </munderover>
      <mfrac>
        <msqrt>
          <mrow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row>
                    <msub>
                      <mi>y</mi>
                      <mi>i</mi>
                    </msub>
                    <mo stretchy="false">−</mo>
                    <msub>
                      <mi>y</mi>
                      <mn>0</mn>
                    </msub>
                  </mrow>
                </mrow>
                <mo fence="true" stretchy="false">)</mo>
              </mrow>
              <mn>2</mn>
            </msup>
          </mrow>
        </msqrt>
        <msubsup>
          <mi>R</mi>
          <mi>i</mi>
          <mn>2</mn>
        </msubsup>
      </mfrac>
    </mrow>
    <annotation encoding="StarMath 5.0">sum from i = 1 to n { {sqrt{(x_i - x_0)^2 + (y_i - y_0)^2}} over {R_i^2} }</annotation>
  </semantics>
</math>
</file>

<file path=Object 4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>n</mi>
      </munderover>
      <mfrac>
        <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sub>
                    <mi>y</mi>
                    <mi>i</mi>
                  </msub>
                  <mo stretchy="false">−</mo>
                  <msub>
                    <mi>y</mi>
                    <mn>0</mn>
                  </msub>
                </mrow>
              </mrow>
              <mo fence="true" stretchy="false">)</mo>
            </mrow>
            <mn>2</mn>
          </msup>
        </mrow>
        <msubsup>
          <mi>R</mi>
          <mi>i</mi>
          <mn>2</mn>
        </msubsup>
      </mfrac>
    </mrow>
    <annotation encoding="StarMath 5.0">sum from i = 1 to n { {(x_i - x_0)^2 + (y_i - y_0)^2} over {R_i^2} }</annotation>
  </semantics>
</math>
</file>